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2">1. =003254</text:p>
      <text:p text:style-name="P2">hey kid</text:p>
      <text:p text:style-name="P2">_</text:p>
      <text:p text:style-name="P2">2. =003255</text:p>
      <text:p text:style-name="P2">yeah you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3. =004383</text:p>
      <text:p text:style-name="P2">hey kid</text:p>
      <text:p text:style-name="P2">never got a chance to say</text:p>
      <text:p text:style-name="P2">how much i hate you</text:p>
      <text:p text:style-name="P2">every last one of you</text:p>
      <text:p text:style-name="P2">_</text:p>
      <text:p text:style-name="P1">Act 5 Act 2</text:p>
      <text:p text:style-name="P2"><text:soft-page-break/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6" meta:word-count="53" meta:character-count="175"/>
    <meta:generator>OpenOffice/4.1.2$Win32 OpenOffice.org_project/412m3$Build-9782</meta:generator>
  </office:meta>
</office:document-meta>
</file>